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Standard">
      <style:paragraph-properties style:page-number="1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as-char" svg:width="2.5in" svg:height="1.3in" draw:z-index="3"><draw:text-box><text:p text:style-name="P1"/><text:p text:style-name="P1"/><text:p text:style-name="LabelsGua"/><text:p text:style-name="LabelsGua"/><text:p text:style-name="LabelsGua">100 Ohm 1/4 Watt Resistor</text:p><text:p text:style-name="LabelsGua">Elec Taiwan</text:p></draw:text-box></draw:frame><draw:frame draw:style-name="fr1" draw:name="Frame2" text:anchor-type="as-char" svg:width="2.5in" svg:height="1.3in" draw:z-index="4"><draw:text-box><text:p text:style-name="LabelsGua"/><text:p text:style-name="LabelsGua"/><text:p text:style-name="LabelsGua"/><text:p text:style-name="LabelsGua"/><text:p text:style-name="LabelsGua">1000n</text:p><text:p text:style-name="LabelsGua">Shenzen</text:p></draw:text-box></draw:frame><draw:frame draw:style-name="fr1" draw:name="Frame3" text:anchor-type="as-char" svg:width="2.5in" svg:height="1.3in" draw:z-index="5"><draw:text-box><text:p text:style-name="LabelsGua"/><text:p text:style-name="LabelsGua"/><text:p text:style-name="LabelsGua"/><text:p text:style-name="LabelsGua"/><text:p text:style-name="LabelsGua">100K 1/4 Watt Resistor</text:p><text:p text:style-name="LabelsGua">Local</text:p></draw:text-box></draw:frame></text:p>
      <text:p text:style-name="Standard"><draw:frame draw:style-name="fr1" draw:name="Frame4" text:anchor-type="as-char" svg:width="2.5in" svg:height="1.3in" draw:z-index="6"><draw:text-box><text:p text:style-name="LabelsGua"/><text:p text:style-name="LabelsGua"/><text:p text:style-name="LabelsGua"/><text:p text:style-name="LabelsGua"/><text:p text:style-name="LabelsGua">100K 1206 SMD Resistor</text:p><text:p text:style-name="LabelsGua">Shenzen</text:p></draw:text-box></draw:frame><draw:frame draw:style-name="fr1" draw:name="Frame5" text:anchor-type="as-char" svg:width="2.5in" svg:height="1.3in" draw:z-index="7"><draw:text-box><text:p text:style-name="LabelsGua"/><text:p text:style-name="LabelsGua"/><text:p text:style-name="LabelsGua"/><text:p text:style-name="LabelsGua"/><text:p text:style-name="LabelsGua">100K 2512 SMD Resistor</text:p><text:p text:style-name="LabelsGua">Shenzen</text:p></draw:text-box></draw:frame><draw:frame draw:style-name="fr1" draw:name="Frame6" text:anchor-type="as-char" svg:width="2.5in" svg:height="1.3in" draw:z-index="8"><draw:text-box><text:p text:style-name="LabelsGua"/><text:p text:style-name="LabelsGua"/><text:p text:style-name="LabelsGua"/><text:p text:style-name="LabelsGua"/><text:p text:style-name="LabelsGua">100n </text:p><text:p text:style-name="LabelsGua">Shenzen</text:p></draw:text-box></draw:frame></text:p>
      <text:p text:style-name="Standard"><draw:frame draw:style-name="fr1" draw:name="Frame7" text:anchor-type="as-char" svg:width="2.5in" svg:height="1.3in" draw:z-index="9"><draw:text-box><text:p text:style-name="LabelsGua"/><text:p text:style-name="LabelsGua"/><text:p text:style-name="LabelsGua"/><text:p text:style-name="LabelsGua"/><text:p text:style-name="LabelsGua">100n 1206 SMD Capacitor</text:p><text:p text:style-name="LabelsGua">Shenzen</text:p></draw:text-box></draw:frame><draw:frame draw:style-name="fr1" draw:name="Frame8" text:anchor-type="as-char" svg:width="2.5in" svg:height="1.3in" draw:z-index="10"><draw:text-box><text:p text:style-name="LabelsGua"/><text:p text:style-name="LabelsGua"/><text:p text:style-name="LabelsGua"/><text:p text:style-name="LabelsGua"/><text:p text:style-name="LabelsGua">100n BLUE</text:p><text:p text:style-name="LabelsGua">Shenzen</text:p></draw:text-box></draw:frame><draw:frame draw:style-name="fr1" draw:name="Frame9" text:anchor-type="as-char" svg:width="2.5in" svg:height="1.3in" draw:z-index="11"><draw:text-box><text:p text:style-name="LabelsGua"/><text:p text:style-name="LabelsGua"/><text:p text:style-name="LabelsGua"/><text:p text:style-name="LabelsGua"/><text:p text:style-name="LabelsGua">100n WIMA</text:p><text:p text:style-name="LabelsGua">Wima</text:p></draw:text-box></draw:frame></text:p>
      <text:p text:style-name="Standard"><draw:frame draw:style-name="fr1" draw:name="Frame10" text:anchor-type="as-char" svg:width="2.5in" svg:height="1.3in" draw:z-index="0"><draw:text-box><text:p text:style-name="LabelsGua"/><text:p text:style-name="LabelsGua"/><text:p text:style-name="LabelsGua"/><text:p text:style-name="LabelsGua"/><text:p text:style-name="LabelsGua">100pf Ceramic Capacitor</text:p><text:p text:style-name="LabelsGua">Shenzen</text:p></draw:text-box></draw:frame><draw:frame draw:style-name="fr1" draw:name="Frame11" text:anchor-type="as-char" svg:width="2.5in" svg:height="1.3in" draw:z-index="1"><draw:text-box><text:p text:style-name="LabelsGua"/><text:p text:style-name="LabelsGua"/><text:p text:style-name="LabelsGua"/><text:p text:style-name="LabelsGua"/><text:p text:style-name="LabelsGua">10K 1/4 Watt Resistor</text:p><text:p text:style-name="LabelsGua">Elec Taiwan</text:p></draw:text-box></draw:frame><draw:frame draw:style-name="fr1" draw:name="Frame12" text:anchor-type="as-char" svg:width="2.5in" svg:height="1.3in" draw:z-index="2"><draw:text-box><text:p text:style-name="LabelsGua"/><text:p text:style-name="LabelsGua"/><text:p text:style-name="LabelsGua"/><text:p text:style-name="LabelsGua"/><text:p text:style-name="LabelsGua">10K 1206 SMD Resistor</text:p><text:p text:style-name="LabelsGua">Shenzen</text:p></draw:text-box></draw:frame></text:p>
      <text:p text:style-name="P3"><draw:frame draw:style-name="fr1" draw:name="Frame16" text:anchor-type="as-char" svg:width="2.5in" svg:height="1.3in" draw:z-index="15"><draw:text-box><text:p text:style-name="P1"/><text:p text:style-name="P1"/><text:p text:style-name="LabelsGua"/><text:p text:style-name="LabelsGua"/><text:p text:style-name="LabelsGua">10K 2512 SMD Resistor</text:p><text:p text:style-name="LabelsGua">Shenzen</text:p></draw:text-box></draw:frame><draw:frame draw:style-name="fr1" draw:name="Frame17" text:anchor-type="as-char" svg:width="2.5in" svg:height="1.3in" draw:z-index="16"><draw:text-box><text:p text:style-name="LabelsGua"/><text:p text:style-name="LabelsGua"/><text:p text:style-name="LabelsGua"/><text:p text:style-name="LabelsGua"/><text:p text:style-name="LabelsGua">10n</text:p><text:p text:style-name="LabelsGua">Shenzen</text:p></draw:text-box></draw:frame><draw:frame draw:style-name="fr1" draw:name="Frame18" text:anchor-type="as-char" svg:width="2.5in" svg:height="1.3in" draw:z-index="17"><draw:text-box><text:p text:style-name="LabelsGua"/><text:p text:style-name="LabelsGua"/><text:p text:style-name="LabelsGua"/><text:p text:style-name="LabelsGua"/><text:p text:style-name="LabelsGua">10uF 1206 SMD Capacitor non polar</text:p><text:p text:style-name="LabelsGua">Shenzen</text:p></draw:text-box></draw:frame></text:p>
      <text:p text:style-name="Standard"><draw:frame draw:style-name="fr1" draw:name="Frame19" text:anchor-type="as-char" svg:width="2.5in" svg:height="1.3in" draw:z-index="18"><draw:text-box><text:p text:style-name="LabelsGua"/><text:p text:style-name="LabelsGua"/><text:p text:style-name="LabelsGua"/><text:p text:style-name="LabelsGua"/><text:p text:style-name="LabelsGua">110 Ohm <text:s/>2512 SMD Resistor</text:p><text:p text:style-name="LabelsGua">Shenzen</text:p></draw:text-box></draw:frame><draw:frame draw:style-name="fr1" draw:name="Frame20" text:anchor-type="as-char" svg:width="2.5in" svg:height="1.3in" draw:z-index="19"><draw:text-box><text:p text:style-name="LabelsGua"/><text:p text:style-name="LabelsGua"/><text:p text:style-name="LabelsGua"/><text:p text:style-name="LabelsGua"/><text:p text:style-name="LabelsGua">12K 1206 SMD Resistor</text:p><text:p text:style-name="LabelsGua">Shenzen</text:p></draw:text-box></draw:frame><draw:frame draw:style-name="fr1" draw:name="Frame21" text:anchor-type="as-char" svg:width="2.5in" svg:height="1.3in" draw:z-index="20"><draw:text-box><text:p text:style-name="LabelsGua"/><text:p text:style-name="LabelsGua"/><text:p text:style-name="LabelsGua"/><text:p text:style-name="LabelsGua"/><text:p text:style-name="LabelsGua">12K 2512 SMD Resistor</text:p><text:p text:style-name="LabelsGua">Shenzen</text:p></draw:text-box></draw:frame></text:p>
      <text:p text:style-name="Standard"><draw:frame draw:style-name="fr1" draw:name="Frame22" text:anchor-type="as-char" svg:width="2.5in" svg:height="1.3in" draw:z-index="21"><draw:text-box><text:p text:style-name="LabelsGua"/><text:p text:style-name="LabelsGua"/><text:p text:style-name="LabelsGua"/><text:p text:style-name="LabelsGua"/><text:p text:style-name="LabelsGua">150 Ohm 1/8 Watt Resistor</text:p><text:p text:style-name="LabelsGua">Local</text:p></draw:text-box></draw:frame><draw:frame draw:style-name="fr1" draw:name="Frame23" text:anchor-type="as-char" svg:width="2.5in" svg:height="1.3in" draw:z-index="22"><draw:text-box><text:p text:style-name="LabelsGua"/><text:p text:style-name="LabelsGua"/><text:p text:style-name="LabelsGua"/><text:p text:style-name="LabelsGua"/><text:p text:style-name="LabelsGua">15n WIMA</text:p><text:p text:style-name="LabelsGua">Wima</text:p></draw:text-box></draw:frame><draw:frame draw:style-name="fr1" draw:name="Frame24" text:anchor-type="as-char" svg:width="2.5in" svg:height="1.3in" draw:z-index="23"><draw:text-box><text:p text:style-name="LabelsGua"/><text:p text:style-name="LabelsGua"/><text:p text:style-name="LabelsGua"/><text:p text:style-name="LabelsGua"/><text:p text:style-name="LabelsGua">18 Ohm 1/4 Watt Resistor</text:p><text:p text:style-name="LabelsGua">Elec Taiwan</text:p></draw:text-box></draw:frame></text:p>
      <text:p text:style-name="Standard"><draw:frame draw:style-name="fr1" draw:name="Frame13" text:anchor-type="as-char" svg:width="2.5in" svg:height="1.3in" draw:z-index="12"><draw:text-box><text:p text:style-name="LabelsGua"/><text:p text:style-name="LabelsGua"/><text:p text:style-name="LabelsGua"/><text:p text:style-name="LabelsGua"/><text:p text:style-name="LabelsGua">18K 1/4 Watt Resistor</text:p><text:p text:style-name="LabelsGua">Elec Taiwan</text:p></draw:text-box></draw:frame><draw:frame draw:style-name="fr1" draw:name="Frame14" text:anchor-type="as-char" svg:width="2.5in" svg:height="1.3in" draw:z-index="13"><draw:text-box><text:p text:style-name="LabelsGua"/><text:p text:style-name="LabelsGua"/><text:p text:style-name="LabelsGua"/><text:p text:style-name="LabelsGua"/><text:p text:style-name="LabelsGua">1K 1/4 Watt Resistor</text:p><text:p text:style-name="LabelsGua">Local</text:p></draw:text-box></draw:frame><draw:frame draw:style-name="fr1" draw:name="Frame15" text:anchor-type="as-char" svg:width="2.5in" svg:height="1.3in" draw:z-index="14"><draw:text-box><text:p text:style-name="LabelsGua"/><text:p text:style-name="LabelsGua"/><text:p text:style-name="LabelsGua"/><text:p text:style-name="LabelsGua"/><text:p text:style-name="LabelsGua">1K 2512 SMD Resistor</text:p><text:p text:style-name="LabelsGua">Shenzen</text:p></draw:text-box></draw:frame></text:p>
      <text:p text:style-name="P3"><draw:frame draw:style-name="fr1" draw:name="Frame28" text:anchor-type="as-char" svg:width="2.5in" svg:height="1.3in" draw:z-index="27"><draw:text-box><text:p text:style-name="P1"/><text:p text:style-name="P1"/><text:p text:style-name="LabelsGua"/><text:p text:style-name="LabelsGua"/><text:p text:style-name="LabelsGua">1K5 1/4 Watt Resistor</text:p><text:p text:style-name="LabelsGua">Elec Taiwan</text:p></draw:text-box></draw:frame><draw:frame draw:style-name="fr1" draw:name="Frame29" text:anchor-type="as-char" svg:width="2.5in" svg:height="1.3in" draw:z-index="28"><draw:text-box><text:p text:style-name="LabelsGua"/><text:p text:style-name="LabelsGua"/><text:p text:style-name="LabelsGua"/><text:p text:style-name="LabelsGua"/><text:p text:style-name="LabelsGua">1K5 1206 SMD Resistor</text:p><text:p text:style-name="LabelsGua">Shenzen</text:p></draw:text-box></draw:frame><draw:frame draw:style-name="fr1" draw:name="Frame30" text:anchor-type="as-char" svg:width="2.5in" svg:height="1.3in" draw:z-index="29"><draw:text-box><text:p text:style-name="LabelsGua"/><text:p text:style-name="LabelsGua"/><text:p text:style-name="LabelsGua"/><text:p text:style-name="LabelsGua"/><text:p text:style-name="LabelsGua">1K5 2512 SMD Resistor</text:p><text:p text:style-name="LabelsGua">Shenzen</text:p></draw:text-box></draw:frame></text:p>
      <text:p text:style-name="Standard"><draw:frame draw:style-name="fr1" draw:name="Frame31" text:anchor-type="as-char" svg:width="2.5in" svg:height="1.3in" draw:z-index="30"><draw:text-box><text:p text:style-name="LabelsGua"/><text:p text:style-name="LabelsGua"/><text:p text:style-name="LabelsGua"/><text:p text:style-name="LabelsGua"/><text:p text:style-name="LabelsGua">1M 1/4 Watt Resistor</text:p><text:p text:style-name="LabelsGua">Elec Taiwan</text:p></draw:text-box></draw:frame><draw:frame draw:style-name="fr1" draw:name="Frame32" text:anchor-type="as-char" svg:width="2.5in" svg:height="1.3in" draw:z-index="31"><draw:text-box><text:p text:style-name="LabelsGua"/><text:p text:style-name="LabelsGua"/><text:p text:style-name="LabelsGua"/><text:p text:style-name="LabelsGua"/><text:p text:style-name="LabelsGua">1M 1206 SMD Resistor </text:p><text:p text:style-name="LabelsGua">Shenzen</text:p></draw:text-box></draw:frame><draw:frame draw:style-name="fr1" draw:name="Frame33" text:anchor-type="as-char" svg:width="2.5in" svg:height="1.3in" draw:z-index="32"><draw:text-box><text:p text:style-name="LabelsGua"/><text:p text:style-name="LabelsGua"/><text:p text:style-name="LabelsGua"/><text:p text:style-name="LabelsGua"/><text:p text:style-name="LabelsGua">1M 2512 SMD Resistor</text:p><text:p text:style-name="LabelsGua">Shenzen</text:p></draw:text-box></draw:frame></text:p>
      <text:p text:style-name="Standard"><draw:frame draw:style-name="fr1" draw:name="Frame34" text:anchor-type="as-char" svg:width="2.5in" svg:height="1.3in" draw:z-index="33"><draw:text-box><text:p text:style-name="LabelsGua"/><text:p text:style-name="LabelsGua"/><text:p text:style-name="LabelsGua"/><text:p text:style-name="LabelsGua"/><text:p text:style-name="LabelsGua">1M 2512 SMD Resistor</text:p><text:p text:style-name="LabelsGua">Shenzen</text:p></draw:text-box></draw:frame><draw:frame draw:style-name="fr1" draw:name="Frame35" text:anchor-type="as-char" svg:width="2.5in" svg:height="1.3in" draw:z-index="34"><draw:text-box><text:p text:style-name="LabelsGua"/><text:p text:style-name="LabelsGua"/><text:p text:style-name="LabelsGua"/><text:p text:style-name="LabelsGua"/><text:p text:style-name="LabelsGua">1N4148-1e3</text:p><text:p text:style-name="LabelsGua">Microchip</text:p></draw:text-box></draw:frame><draw:frame draw:style-name="fr1" draw:name="Frame36" text:anchor-type="as-char" svg:width="2.5in" svg:height="1.3in" draw:z-index="35"><draw:text-box><text:p text:style-name="LabelsGua"/><text:p text:style-name="LabelsGua"/><text:p text:style-name="LabelsGua"/><text:p text:style-name="LabelsGua"/><text:p text:style-name="LabelsGua">1N5819HW-7-F</text:p><text:p text:style-name="LabelsGua">Diodes Incorporated</text:p></draw:text-box></draw:frame></text:p>
      <text:p text:style-name="Standard"><draw:frame draw:style-name="fr1" draw:name="Frame25" text:anchor-type="as-char" svg:width="2.5in" svg:height="1.3in" draw:z-index="24"><draw:text-box><text:p text:style-name="LabelsGua"/><text:p text:style-name="LabelsGua"/><text:p text:style-name="LabelsGua"/><text:p text:style-name="LabelsGua"/><text:p text:style-name="LabelsGua">1uf Radial</text:p><text:p text:style-name="LabelsGua">Shenzen</text:p></draw:text-box></draw:frame><draw:frame draw:style-name="fr1" draw:name="Frame26" text:anchor-type="as-char" svg:width="2.5in" svg:height="1.3in" draw:z-index="25"><draw:text-box><text:p text:style-name="LabelsGua"/><text:p text:style-name="LabelsGua"/><text:p text:style-name="LabelsGua"/><text:p text:style-name="LabelsGua"/><text:p text:style-name="LabelsGua">1uF SMD Capacitor</text:p><text:p text:style-name="LabelsGua">Shenzen</text:p></draw:text-box></draw:frame><draw:frame draw:style-name="fr1" draw:name="Frame27" text:anchor-type="as-char" svg:width="2.5in" svg:height="1.3in" draw:z-index="26"><draw:text-box><text:p text:style-name="LabelsGua"/><text:p text:style-name="LabelsGua"/><text:p text:style-name="LabelsGua"/><text:p text:style-name="LabelsGua"/><text:p text:style-name="LabelsGua">2 Ohm 2512 SMD Resistor</text:p><text:p text:style-name="LabelsGua">Shenzen</text:p></draw:text-box></draw:frame></text:p>
      <text:p text:style-name="P3"><draw:frame draw:style-name="fr1" draw:name="Frame40" text:anchor-type="as-char" svg:width="2.5in" svg:height="1.3in" draw:z-index="39"><draw:text-box><text:p text:style-name="P1"/><text:p text:style-name="P1"/><text:p text:style-name="LabelsGua"/><text:p text:style-name="LabelsGua"/><text:p text:style-name="LabelsGua">2.2 Ohm 2 Watt Resistor</text:p><text:p text:style-name="LabelsGua">Shenzen</text:p></draw:text-box></draw:frame><draw:frame draw:style-name="fr1" draw:name="Frame41" text:anchor-type="as-char" svg:width="2.5in" svg:height="1.3in" draw:z-index="40"><draw:text-box><text:p text:style-name="LabelsGua"/><text:p text:style-name="LabelsGua"/><text:p text:style-name="LabelsGua"/><text:p text:style-name="LabelsGua"/><text:p text:style-name="LabelsGua">22 Ohm 1206 SMD Resistor</text:p><text:p text:style-name="LabelsGua">Shenzen</text:p></draw:text-box></draw:frame><draw:frame draw:style-name="fr1" draw:name="Frame42" text:anchor-type="as-char" svg:width="2.5in" svg:height="1.3in" draw:z-index="41"><draw:text-box><text:p text:style-name="LabelsGua"/><text:p text:style-name="LabelsGua"/><text:p text:style-name="LabelsGua"/><text:p text:style-name="LabelsGua"/><text:p text:style-name="LabelsGua">22 Ohm 2512 SMD Resistor</text:p><text:p text:style-name="LabelsGua">Shenzen</text:p></draw:text-box></draw:frame></text:p>
      <text:p text:style-name="Standard"><draw:frame draw:style-name="fr1" draw:name="Frame43" text:anchor-type="as-char" svg:width="2.5in" svg:height="1.3in" draw:z-index="42"><draw:text-box><text:p text:style-name="LabelsGua"/><text:p text:style-name="LabelsGua"/><text:p text:style-name="LabelsGua"/><text:p text:style-name="LabelsGua"/><text:p text:style-name="LabelsGua">220 Ohm 1/8 Watt Resistor</text:p><text:p text:style-name="LabelsGua">Local</text:p></draw:text-box></draw:frame><draw:frame draw:style-name="fr1" draw:name="Frame44" text:anchor-type="as-char" svg:width="2.5in" svg:height="1.3in" draw:z-index="43"><draw:text-box><text:p text:style-name="LabelsGua"/><text:p text:style-name="LabelsGua"/><text:p text:style-name="LabelsGua"/><text:p text:style-name="LabelsGua"/><text:p text:style-name="LabelsGua">220 Ohm 1206 Resistor SMD</text:p><text:p text:style-name="LabelsGua">Shenzen</text:p></draw:text-box></draw:frame><draw:frame draw:style-name="fr1" draw:name="Frame45" text:anchor-type="as-char" svg:width="2.5in" svg:height="1.3in" draw:z-index="44"><draw:text-box><text:p text:style-name="LabelsGua"/><text:p text:style-name="LabelsGua"/><text:p text:style-name="LabelsGua"/><text:p text:style-name="LabelsGua"/><text:p text:style-name="LabelsGua">220K 1/4 Watt Resistor</text:p><text:p text:style-name="LabelsGua">Elec Taiwan</text:p></draw:text-box></draw:frame></text:p>
      <text:p text:style-name="Standard"><draw:frame draw:style-name="fr1" draw:name="Frame46" text:anchor-type="as-char" svg:width="2.5in" svg:height="1.3in" draw:z-index="45"><draw:text-box><text:p text:style-name="LabelsGua"/><text:p text:style-name="LabelsGua"/><text:p text:style-name="LabelsGua"/><text:p text:style-name="LabelsGua"/><text:p text:style-name="LabelsGua">220n</text:p><text:p text:style-name="LabelsGua">Shenzen</text:p></draw:text-box></draw:frame><draw:frame draw:style-name="fr1" draw:name="Frame47" text:anchor-type="as-char" svg:width="2.5in" svg:height="1.3in" draw:z-index="46"><draw:text-box><text:p text:style-name="LabelsGua"/><text:p text:style-name="LabelsGua"/><text:p text:style-name="LabelsGua"/><text:p text:style-name="LabelsGua"/><text:p text:style-name="LabelsGua">22K 1/4 Watt Resistor</text:p><text:p text:style-name="LabelsGua">Elec Taiwan</text:p></draw:text-box></draw:frame><draw:frame draw:style-name="fr1" draw:name="Frame48" text:anchor-type="as-char" svg:width="2.5in" svg:height="1.3in" draw:z-index="47"><draw:text-box><text:p text:style-name="LabelsGua"/><text:p text:style-name="LabelsGua"/><text:p text:style-name="LabelsGua"/><text:p text:style-name="LabelsGua"/><text:p text:style-name="LabelsGua">22K 1/4 Watt Resistor</text:p><text:p text:style-name="LabelsGua">Local</text:p></draw:text-box></draw:frame></text:p>
      <text:p text:style-name="Standard"><draw:frame draw:style-name="fr1" draw:name="Frame37" text:anchor-type="as-char" svg:width="2.5in" svg:height="1.3in" draw:z-index="36"><draw:text-box><text:p text:style-name="LabelsGua"/><text:p text:style-name="LabelsGua"/><text:p text:style-name="LabelsGua"/><text:p text:style-name="LabelsGua"/><text:p text:style-name="LabelsGua">22K 2512 SMD Resistor</text:p><text:p text:style-name="LabelsGua">Shenzen</text:p></draw:text-box></draw:frame><draw:frame draw:style-name="fr1" draw:name="Frame38" text:anchor-type="as-char" svg:width="2.5in" svg:height="1.3in" draw:z-index="37"><draw:text-box><text:p text:style-name="LabelsGua"/><text:p text:style-name="LabelsGua"/><text:p text:style-name="LabelsGua"/><text:p text:style-name="LabelsGua"/><text:p text:style-name="LabelsGua">22pF 1206 SMD Capacitor</text:p><text:p text:style-name="LabelsGua">Shenzen</text:p></draw:text-box></draw:frame><draw:frame draw:style-name="fr1" draw:name="Frame39" text:anchor-type="as-char" svg:width="2.5in" svg:height="1.3in" draw:z-index="38"><draw:text-box><text:p text:style-name="LabelsGua"/><text:p text:style-name="LabelsGua"/><text:p text:style-name="LabelsGua"/><text:p text:style-name="LabelsGua"/><text:p text:style-name="LabelsGua">22pf Ceramic Capacitor</text:p><text:p text:style-name="LabelsGua">Shenzen</text:p></draw:text-box></draw:frame></text:p>
      <text:p text:style-name="P3"><draw:frame draw:style-name="fr1" draw:name="Frame52" text:anchor-type="as-char" svg:width="2.5in" svg:height="1.3in" draw:z-index="51"><draw:text-box><text:p text:style-name="P1"/><text:p text:style-name="P1"/><text:p text:style-name="LabelsGua"/><text:p text:style-name="LabelsGua"/><text:p text:style-name="LabelsGua">24LC256</text:p><text:p text:style-name="LabelsGua">Microchip</text:p></draw:text-box></draw:frame><draw:frame draw:style-name="fr1" draw:name="Frame53" text:anchor-type="as-char" svg:width="2.5in" svg:height="1.3in" draw:z-index="52"><draw:text-box><text:p text:style-name="LabelsGua"/><text:p text:style-name="LabelsGua"/><text:p text:style-name="LabelsGua"/><text:p text:style-name="LabelsGua"/><text:p text:style-name="LabelsGua">24LC64</text:p><text:p text:style-name="LabelsGua">Microchip</text:p></draw:text-box></draw:frame><draw:frame draw:style-name="fr1" draw:name="Frame54" text:anchor-type="as-char" svg:width="2.5in" svg:height="1.3in" draw:z-index="53"><draw:text-box><text:p text:style-name="LabelsGua"/><text:p text:style-name="LabelsGua"/><text:p text:style-name="LabelsGua"/><text:p text:style-name="LabelsGua"/><text:p text:style-name="LabelsGua">27K 1/4 Watt Resistor</text:p><text:p text:style-name="LabelsGua">Elec Taiwan</text:p></draw:text-box></draw:frame></text:p>
      <text:p text:style-name="Standard"><draw:frame draw:style-name="fr1" draw:name="Frame55" text:anchor-type="as-char" svg:width="2.5in" svg:height="1.3in" draw:z-index="54"><draw:text-box><text:p text:style-name="LabelsGua"/><text:p text:style-name="LabelsGua"/><text:p text:style-name="LabelsGua"/><text:p text:style-name="LabelsGua"/><text:p text:style-name="LabelsGua">2n2</text:p><text:p text:style-name="LabelsGua">Shenzen</text:p></draw:text-box></draw:frame><draw:frame draw:style-name="fr1" draw:name="Frame56" text:anchor-type="as-char" svg:width="2.5in" svg:height="1.3in" draw:z-index="55"><draw:text-box><text:p text:style-name="LabelsGua"/><text:p text:style-name="LabelsGua"/><text:p text:style-name="LabelsGua"/><text:p text:style-name="LabelsGua"/><text:p text:style-name="LabelsGua">2n2 1206 SMD Capacitor</text:p><text:p text:style-name="LabelsGua">Shenzen</text:p></draw:text-box></draw:frame><draw:frame draw:style-name="fr1" draw:name="Frame57" text:anchor-type="as-char" svg:width="2.5in" svg:height="1.3in" draw:z-index="56"><draw:text-box><text:p text:style-name="LabelsGua"/><text:p text:style-name="LabelsGua"/><text:p text:style-name="LabelsGua"/><text:p text:style-name="LabelsGua"/><text:p text:style-name="LabelsGua">2N7000</text:p><text:p text:style-name="LabelsGua">ON Semiconductor</text:p></draw:text-box></draw:frame></text:p>
      <text:p text:style-name="Standard"><draw:frame draw:style-name="fr1" draw:name="Frame58" text:anchor-type="as-char" svg:width="2.5in" svg:height="1.3in" draw:z-index="57"><draw:text-box><text:p text:style-name="LabelsGua"/><text:p text:style-name="LabelsGua"/><text:p text:style-name="LabelsGua"/><text:p text:style-name="LabelsGua"/><text:p text:style-name="LabelsGua">330 Ohm 1206 SMD Resistor</text:p><text:p text:style-name="LabelsGua">Shenzen</text:p></draw:text-box></draw:frame><draw:frame draw:style-name="fr1" draw:name="Frame59" text:anchor-type="as-char" svg:width="2.5in" svg:height="1.3in" draw:z-index="58"><draw:text-box><text:p text:style-name="LabelsGua"/><text:p text:style-name="LabelsGua"/><text:p text:style-name="LabelsGua"/><text:p text:style-name="LabelsGua"/><text:p text:style-name="LabelsGua">330K 1206 SMD Resistor</text:p><text:p text:style-name="LabelsGua">Shenzen</text:p></draw:text-box></draw:frame><draw:frame draw:style-name="fr1" draw:name="Frame60" text:anchor-type="as-char" svg:width="2.5in" svg:height="1.3in" draw:z-index="59"><draw:text-box><text:p text:style-name="LabelsGua"/><text:p text:style-name="LabelsGua"/><text:p text:style-name="LabelsGua"/><text:p text:style-name="LabelsGua"/><text:p text:style-name="LabelsGua">330n</text:p><text:p text:style-name="LabelsGua">Shenzen</text:p></draw:text-box></draw:frame></text:p>
      <text:p text:style-name="Standard"><draw:frame draw:style-name="fr1" draw:name="Frame49" text:anchor-type="as-char" svg:width="2.5in" svg:height="1.3in" draw:z-index="48"><draw:text-box><text:p text:style-name="LabelsGua"/><text:p text:style-name="LabelsGua"/><text:p text:style-name="LabelsGua"/><text:p text:style-name="LabelsGua"/><text:p text:style-name="LabelsGua">33n</text:p><text:p text:style-name="LabelsGua">Shenzen</text:p></draw:text-box></draw:frame><draw:frame draw:style-name="fr1" draw:name="Frame50" text:anchor-type="as-char" svg:width="2.5in" svg:height="1.3in" draw:z-index="49"><draw:text-box><text:p text:style-name="LabelsGua"/><text:p text:style-name="LabelsGua"/><text:p text:style-name="LabelsGua"/><text:p text:style-name="LabelsGua"/><text:p text:style-name="LabelsGua">3K3 1/4 Watt Resistor</text:p><text:p text:style-name="LabelsGua">Elec Taiwan</text:p></draw:text-box></draw:frame><draw:frame draw:style-name="fr1" draw:name="Frame51" text:anchor-type="as-char" svg:width="2.5in" svg:height="1.3in" draw:z-index="50"><draw:text-box><text:p text:style-name="LabelsGua"/><text:p text:style-name="LabelsGua"/><text:p text:style-name="LabelsGua"/><text:p text:style-name="LabelsGua"/><text:p text:style-name="LabelsGua">3n3</text:p><text:p text:style-name="LabelsGua">Shenzen</text:p></draw:text-box></draw:frame></text:p>
      <text:p text:style-name="P3"><draw:frame draw:style-name="fr1" draw:name="Frame64" text:anchor-type="as-char" svg:width="2.5in" svg:height="1.3in" draw:z-index="63"><draw:text-box><text:p text:style-name="P1"/><text:p text:style-name="P1"/><text:p text:style-name="LabelsGua"/><text:p text:style-name="LabelsGua"/><text:p text:style-name="LabelsGua">3n9</text:p><text:p text:style-name="LabelsGua">Shenzen</text:p></draw:text-box></draw:frame><draw:frame draw:style-name="fr1" draw:name="Frame65" text:anchor-type="as-char" svg:width="2.5in" svg:height="1.3in" draw:z-index="64"><draw:text-box><text:p text:style-name="LabelsGua"/><text:p text:style-name="LabelsGua"/><text:p text:style-name="LabelsGua"/><text:p text:style-name="LabelsGua"/><text:p text:style-name="LabelsGua">4.7uf 1206 non polar SMD</text:p><text:p text:style-name="LabelsGua">Shenzen</text:p></draw:text-box></draw:frame><draw:frame draw:style-name="fr1" draw:name="Frame66" text:anchor-type="as-char" svg:width="2.5in" svg:height="1.3in" draw:z-index="65"><draw:text-box><text:p text:style-name="LabelsGua"/><text:p text:style-name="LabelsGua"/><text:p text:style-name="LabelsGua"/><text:p text:style-name="LabelsGua"/><text:p text:style-name="LabelsGua">4.7uf Ceramic Capacitor</text:p><text:p text:style-name="LabelsGua">Shenzen</text:p></draw:text-box></draw:frame></text:p>
      <text:p text:style-name="Standard"><draw:frame draw:style-name="fr1" draw:name="Frame67" text:anchor-type="as-char" svg:width="2.5in" svg:height="1.3in" draw:z-index="66"><draw:text-box><text:p text:style-name="LabelsGua"/><text:p text:style-name="LabelsGua"/><text:p text:style-name="LabelsGua"/><text:p text:style-name="LabelsGua"/><text:p text:style-name="LabelsGua">47 uF SMD</text:p><text:p text:style-name="LabelsGua">Shenzen</text:p></draw:text-box></draw:frame><draw:frame draw:style-name="fr1" draw:name="Frame68" text:anchor-type="as-char" svg:width="2.5in" svg:height="1.3in" draw:z-index="67"><draw:text-box><text:p text:style-name="LabelsGua"/><text:p text:style-name="LabelsGua"/><text:p text:style-name="LabelsGua"/><text:p text:style-name="LabelsGua"/><text:p text:style-name="LabelsGua">47 uf SMD 1206</text:p><text:p text:style-name="LabelsGua">Shenzen</text:p></draw:text-box></draw:frame><draw:frame draw:style-name="fr1" draw:name="Frame69" text:anchor-type="as-char" svg:width="2.5in" svg:height="1.3in" draw:z-index="68"><draw:text-box><text:p text:style-name="LabelsGua"/><text:p text:style-name="LabelsGua"/><text:p text:style-name="LabelsGua"/><text:p text:style-name="LabelsGua"/><text:p text:style-name="LabelsGua">47K 1/4 Watt Resistor</text:p><text:p text:style-name="LabelsGua">Elec Taiwan</text:p></draw:text-box></draw:frame></text:p>
      <text:p text:style-name="Standard"><draw:frame draw:style-name="fr1" draw:name="Frame70" text:anchor-type="as-char" svg:width="2.5in" svg:height="1.3in" draw:z-index="69"><draw:text-box><text:p text:style-name="LabelsGua"/><text:p text:style-name="LabelsGua"/><text:p text:style-name="LabelsGua"/><text:p text:style-name="LabelsGua"/><text:p text:style-name="LabelsGua">47p Multilayer Capacitor</text:p><text:p text:style-name="LabelsGua">Shenzen</text:p></draw:text-box></draw:frame><draw:frame draw:style-name="fr1" draw:name="Frame71" text:anchor-type="as-char" svg:width="2.5in" svg:height="1.3in" draw:z-index="70"><draw:text-box><text:p text:style-name="LabelsGua"/><text:p text:style-name="LabelsGua"/><text:p text:style-name="LabelsGua"/><text:p text:style-name="LabelsGua"/><text:p text:style-name="LabelsGua">4K7 1206 SMD Resistor</text:p><text:p text:style-name="LabelsGua">Shenzen</text:p></draw:text-box></draw:frame><draw:frame draw:style-name="fr1" draw:name="Frame72" text:anchor-type="as-char" svg:width="2.5in" svg:height="1.3in" draw:z-index="71"><draw:text-box><text:p text:style-name="LabelsGua"/><text:p text:style-name="LabelsGua"/><text:p text:style-name="LabelsGua"/><text:p text:style-name="LabelsGua"/><text:p text:style-name="LabelsGua">4n7</text:p><text:p text:style-name="LabelsGua">Shenzen</text:p></draw:text-box></draw:frame></text:p>
      <text:p text:style-name="Standard"><draw:frame draw:style-name="fr1" draw:name="Frame61" text:anchor-type="as-char" svg:width="2.5in" svg:height="1.3in" draw:z-index="60"><draw:text-box><text:p text:style-name="LabelsGua"/><text:p text:style-name="LabelsGua"/><text:p text:style-name="LabelsGua"/><text:p text:style-name="LabelsGua"/><text:p text:style-name="LabelsGua">51K 1/4 Watt Resistor</text:p><text:p text:style-name="LabelsGua">Elec Taiwan</text:p></draw:text-box></draw:frame><draw:frame draw:style-name="fr1" draw:name="Frame62" text:anchor-type="as-char" svg:width="2.5in" svg:height="1.3in" draw:z-index="61"><draw:text-box><text:p text:style-name="LabelsGua"/><text:p text:style-name="LabelsGua"/><text:p text:style-name="LabelsGua"/><text:p text:style-name="LabelsGua"/><text:p text:style-name="LabelsGua">560 Ohm <text:s/>2512 SMD Resistor</text:p><text:p text:style-name="LabelsGua">Shenzen</text:p></draw:text-box></draw:frame><draw:frame draw:style-name="fr1" draw:name="Frame63" text:anchor-type="as-char" svg:width="2.5in" svg:height="1.3in" draw:z-index="62"><draw:text-box><text:p text:style-name="LabelsGua"/><text:p text:style-name="LabelsGua"/><text:p text:style-name="LabelsGua"/><text:p text:style-name="LabelsGua"/><text:p text:style-name="LabelsGua">560 Ohm 1/4 Watt Resistor</text:p><text:p text:style-name="LabelsGua">Elec Taiwan</text:p></draw:text-box></draw:frame></text:p>
      <text:p text:style-name="P3"><draw:frame draw:style-name="fr1" draw:name="Frame76" text:anchor-type="as-char" svg:width="2.5in" svg:height="1.3in" draw:z-index="75"><draw:text-box><text:p text:style-name="P1"/><text:p text:style-name="P1"/><text:p text:style-name="LabelsGua"/><text:p text:style-name="LabelsGua"/><text:p text:style-name="LabelsGua">56n WIMA</text:p><text:p text:style-name="LabelsGua">Wima</text:p></draw:text-box></draw:frame><draw:frame draw:style-name="fr1" draw:name="Frame77" text:anchor-type="as-char" svg:width="2.5in" svg:height="1.3in" draw:z-index="76"><draw:text-box><text:p text:style-name="LabelsGua"/><text:p text:style-name="LabelsGua"/><text:p text:style-name="LabelsGua"/><text:p text:style-name="LabelsGua"/><text:p text:style-name="LabelsGua">620 Ohm 2512 SMD Resistor</text:p><text:p text:style-name="LabelsGua">Shenzen</text:p></draw:text-box></draw:frame><draw:frame draw:style-name="fr1" draw:name="Frame78" text:anchor-type="as-char" svg:width="2.5in" svg:height="1.3in" draw:z-index="77"><draw:text-box><text:p text:style-name="LabelsGua"/><text:p text:style-name="LabelsGua"/><text:p text:style-name="LabelsGua"/><text:p text:style-name="LabelsGua"/><text:p text:style-name="LabelsGua">68 K 1/4 Watt Resistor</text:p><text:p text:style-name="LabelsGua">Elec Taiwan</text:p></draw:text-box></draw:frame></text:p>
      <text:p text:style-name="Standard"><draw:frame draw:style-name="fr1" draw:name="Frame79" text:anchor-type="as-char" svg:width="2.5in" svg:height="1.3in" draw:z-index="78"><draw:text-box><text:p text:style-name="LabelsGua"/><text:p text:style-name="LabelsGua"/><text:p text:style-name="LabelsGua"/><text:p text:style-name="LabelsGua"/><text:p text:style-name="LabelsGua">68 Ohm 1206 SMD Resistor</text:p><text:p text:style-name="LabelsGua">Shenzen</text:p></draw:text-box></draw:frame><draw:frame draw:style-name="fr1" draw:name="Frame80" text:anchor-type="as-char" svg:width="2.5in" svg:height="1.3in" draw:z-index="79"><draw:text-box><text:p text:style-name="LabelsGua"/><text:p text:style-name="LabelsGua"/><text:p text:style-name="LabelsGua"/><text:p text:style-name="LabelsGua"/><text:p text:style-name="LabelsGua">680 Ohm 1/4 Watt Resistor</text:p><text:p text:style-name="LabelsGua">Elec Taiwan</text:p></draw:text-box></draw:frame><draw:frame draw:style-name="fr1" draw:name="Frame81" text:anchor-type="as-char" svg:width="2.5in" svg:height="1.3in" draw:z-index="80"><draw:text-box><text:p text:style-name="LabelsGua"/><text:p text:style-name="LabelsGua"/><text:p text:style-name="LabelsGua"/><text:p text:style-name="LabelsGua"/><text:p text:style-name="LabelsGua">6K8 1/4 Watt Resistor</text:p><text:p text:style-name="LabelsGua">Elec Taiwan</text:p></draw:text-box></draw:frame></text:p>
      <text:p text:style-name="Standard"><draw:frame draw:style-name="fr1" draw:name="Frame82" text:anchor-type="as-char" svg:width="2.5in" svg:height="1.3in" draw:z-index="81"><draw:text-box><text:p text:style-name="LabelsGua"/><text:p text:style-name="LabelsGua"/><text:p text:style-name="LabelsGua"/><text:p text:style-name="LabelsGua"/><text:p text:style-name="LabelsGua">6n8</text:p><text:p text:style-name="LabelsGua">Shenzen</text:p></draw:text-box></draw:frame><draw:frame draw:style-name="fr1" draw:name="Frame83" text:anchor-type="as-char" svg:width="2.5in" svg:height="1.3in" draw:z-index="82"><draw:text-box><text:p text:style-name="LabelsGua"/><text:p text:style-name="LabelsGua"/><text:p text:style-name="LabelsGua"/><text:p text:style-name="LabelsGua"/><text:p text:style-name="LabelsGua">6n8 2x 4n7 1x Wima FKS</text:p><text:p text:style-name="LabelsGua">Wima</text:p></draw:text-box></draw:frame><draw:frame draw:style-name="fr1" draw:name="Frame84" text:anchor-type="as-char" svg:width="2.5in" svg:height="1.3in" draw:z-index="83"><draw:text-box><text:p text:style-name="LabelsGua"/><text:p text:style-name="LabelsGua"/><text:p text:style-name="LabelsGua"/><text:p text:style-name="LabelsGua"/><text:p text:style-name="LabelsGua">74HC14</text:p><text:p text:style-name="LabelsGua">Atmel</text:p></draw:text-box></draw:frame></text:p>
      <text:p text:style-name="Standard"><draw:frame draw:style-name="fr1" draw:name="Frame73" text:anchor-type="as-char" svg:width="2.5in" svg:height="1.3in" draw:z-index="72"><draw:text-box><text:p text:style-name="LabelsGua"/><text:p text:style-name="LabelsGua"/><text:p text:style-name="LabelsGua"/><text:p text:style-name="LabelsGua"/><text:p text:style-name="LabelsGua">74LS244</text:p><text:p text:style-name="LabelsGua">Shenzen</text:p></draw:text-box></draw:frame><draw:frame draw:style-name="fr1" draw:name="Frame74" text:anchor-type="as-char" svg:width="2.5in" svg:height="1.3in" draw:z-index="73"><draw:text-box><text:p text:style-name="LabelsGua"/><text:p text:style-name="LabelsGua"/><text:p text:style-name="LabelsGua"/><text:p text:style-name="LabelsGua"/><text:p text:style-name="LabelsGua">8K2 1206 SMD Resistor</text:p><text:p text:style-name="LabelsGua">Shenzen</text:p></draw:text-box></draw:frame><draw:frame draw:style-name="fr1" draw:name="Frame75" text:anchor-type="as-char" svg:width="2.5in" svg:height="1.3in" draw:z-index="74"><draw:text-box><text:p text:style-name="LabelsGua"/><text:p text:style-name="LabelsGua"/><text:p text:style-name="LabelsGua"/><text:p text:style-name="LabelsGua"/><text:p text:style-name="LabelsGua">AD8608ARUZ-REEL</text:p><text:p text:style-name="LabelsGua">Analog Devices Inc.</text:p></draw:text-box></draw:frame></text:p>
      <text:p text:style-name="P3"><draw:frame draw:style-name="fr1" draw:name="Frame88" text:anchor-type="as-char" svg:width="2.5in" svg:height="1.3in" draw:z-index="87"><draw:text-box><text:p text:style-name="P1"/><text:p text:style-name="P1"/><text:p text:style-name="LabelsGua"/><text:p text:style-name="LabelsGua"/><text:p text:style-name="LabelsGua">ADAU1701JSTZ-RL</text:p><text:p text:style-name="LabelsGua">Analog Devices Inc.</text:p></draw:text-box></draw:frame><draw:frame draw:style-name="fr1" draw:name="Frame89" text:anchor-type="as-char" svg:width="2.5in" svg:height="1.3in" draw:z-index="88"><draw:text-box><text:p text:style-name="LabelsGua"/><text:p text:style-name="LabelsGua"/><text:p text:style-name="LabelsGua"/><text:p text:style-name="LabelsGua"/><text:p text:style-name="LabelsGua">ATMEGA3209 DIP 40</text:p><text:p text:style-name="LabelsGua">Microchip</text:p></draw:text-box></draw:frame><draw:frame draw:style-name="fr1" draw:name="Frame90" text:anchor-type="as-char" svg:width="2.5in" svg:height="1.3in" draw:z-index="89"><draw:text-box><text:p text:style-name="LabelsGua"/><text:p text:style-name="LabelsGua"/><text:p text:style-name="LabelsGua"/><text:p text:style-name="LabelsGua"/><text:p text:style-name="LabelsGua">Atmega328P DIP</text:p><text:p text:style-name="LabelsGua">Atmel</text:p></draw:text-box></draw:frame></text:p>
      <text:p text:style-name="Standard"><draw:frame draw:style-name="fr1" draw:name="Frame91" text:anchor-type="as-char" svg:width="2.5in" svg:height="1.3in" draw:z-index="90"><draw:text-box><text:p text:style-name="LabelsGua"/><text:p text:style-name="LabelsGua"/><text:p text:style-name="LabelsGua"/><text:p text:style-name="LabelsGua"/><text:p text:style-name="LabelsGua">ATMEGA32A-AUR</text:p><text:p text:style-name="LabelsGua">Microchip</text:p></draw:text-box></draw:frame><draw:frame draw:style-name="fr1" draw:name="Frame92" text:anchor-type="as-char" svg:width="2.5in" svg:height="1.3in" draw:z-index="91"><draw:text-box><text:p text:style-name="LabelsGua"/><text:p text:style-name="LabelsGua"/><text:p text:style-name="LabelsGua"/><text:p text:style-name="LabelsGua"/><text:p text:style-name="LabelsGua">ATMEGA8-16AU</text:p><text:p text:style-name="LabelsGua">Microchip</text:p></draw:text-box></draw:frame><draw:frame draw:style-name="fr1" draw:name="Frame93" text:anchor-type="as-char" svg:width="2.5in" svg:height="1.3in" draw:z-index="92"><draw:text-box><text:p text:style-name="LabelsGua"/><text:p text:style-name="LabelsGua"/><text:p text:style-name="LabelsGua"/><text:p text:style-name="LabelsGua"/><text:p text:style-name="LabelsGua">ATMEL 24C64</text:p><text:p text:style-name="LabelsGua">Atmel</text:p></draw:text-box></draw:frame></text:p>
      <text:p text:style-name="Standard"><draw:frame draw:style-name="fr1" draw:name="Frame94" text:anchor-type="as-char" svg:width="2.5in" svg:height="1.3in" draw:z-index="93"><draw:text-box><text:p text:style-name="LabelsGua"/><text:p text:style-name="LabelsGua"/><text:p text:style-name="LabelsGua"/><text:p text:style-name="LabelsGua"/><text:p text:style-name="LabelsGua">Attiny2313A</text:p><text:p text:style-name="LabelsGua">Atmel</text:p></draw:text-box></draw:frame><draw:frame draw:style-name="fr1" draw:name="Frame95" text:anchor-type="as-char" svg:width="2.5in" svg:height="1.3in" draw:z-index="94"><draw:text-box><text:p text:style-name="LabelsGua"/><text:p text:style-name="LabelsGua"/><text:p text:style-name="LabelsGua"/><text:p text:style-name="LabelsGua"/><text:p text:style-name="LabelsGua">BB-CH340T</text:p><text:p text:style-name="LabelsGua">Olimex Ltd.</text:p></draw:text-box></draw:frame><draw:frame draw:style-name="fr1" draw:name="Frame96" text:anchor-type="as-char" svg:width="2.5in" svg:height="1.3in" draw:z-index="95"><draw:text-box><text:p text:style-name="LabelsGua"/><text:p text:style-name="LabelsGua"/><text:p text:style-name="LabelsGua"/><text:p text:style-name="LabelsGua"/><text:p text:style-name="LabelsGua">BD135</text:p><text:p text:style-name="LabelsGua">Onsemi</text:p></draw:text-box></draw:frame></text:p>
      <text:p text:style-name="Standard"><draw:frame draw:style-name="fr1" draw:name="Frame85" text:anchor-type="as-char" svg:width="2.5in" svg:height="1.3in" draw:z-index="84"><draw:text-box><text:p text:style-name="LabelsGua"/><text:p text:style-name="LabelsGua"/><text:p text:style-name="LabelsGua"/><text:p text:style-name="LabelsGua"/><text:p text:style-name="LabelsGua">BD136-16</text:p><text:p text:style-name="LabelsGua">STMicroelectronics</text:p></draw:text-box></draw:frame><draw:frame draw:style-name="fr1" draw:name="Frame86" text:anchor-type="as-char" svg:width="2.5in" svg:height="1.3in" draw:z-index="85"><draw:text-box><text:p text:style-name="LabelsGua"/><text:p text:style-name="LabelsGua"/><text:p text:style-name="LabelsGua"/><text:p text:style-name="LabelsGua"/><text:p text:style-name="LabelsGua">bd137</text:p><text:p text:style-name="LabelsGua">Onsemi</text:p></draw:text-box></draw:frame><draw:frame draw:style-name="fr1" draw:name="Frame87" text:anchor-type="as-char" svg:width="2.5in" svg:height="1.3in" draw:z-index="86"><draw:text-box><text:p text:style-name="LabelsGua"/><text:p text:style-name="LabelsGua"/><text:p text:style-name="LabelsGua"/><text:p text:style-name="LabelsGua"/><text:p text:style-name="LabelsGua">BD139-16</text:p><text:p text:style-name="LabelsGua">STMicroelectronics</text:p></draw:text-box></draw:frame></text:p>
      <text:p text:style-name="P3"><draw:frame draw:style-name="fr1" draw:name="Frame100" text:anchor-type="as-char" svg:width="2.5in" svg:height="1.3in" draw:z-index="99"><draw:text-box><text:p text:style-name="P1"/><text:p text:style-name="P1"/><text:p text:style-name="LabelsGua"/><text:p text:style-name="LabelsGua"/><text:p text:style-name="LabelsGua">BD140</text:p><text:p text:style-name="LabelsGua">Onsemi</text:p></draw:text-box></draw:frame><draw:frame draw:style-name="fr1" draw:name="Frame101" text:anchor-type="as-char" svg:width="2.5in" svg:height="1.3in" draw:z-index="100"><draw:text-box><text:p text:style-name="LabelsGua"/><text:p text:style-name="LabelsGua"/><text:p text:style-name="LabelsGua"/><text:p text:style-name="LabelsGua"/><text:p text:style-name="LabelsGua">BLACK 10 HEADER</text:p><text:p text:style-name="LabelsGua">Texas Instruments</text:p></draw:text-box></draw:frame><draw:frame draw:style-name="fr1" draw:name="Frame102" text:anchor-type="as-char" svg:width="2.5in" svg:height="1.3in" draw:z-index="101"><draw:text-box><text:p text:style-name="LabelsGua"/><text:p text:style-name="LabelsGua"/><text:p text:style-name="LabelsGua"/><text:p text:style-name="LabelsGua"/><text:p text:style-name="LabelsGua">BLACK 6 HEADER LONG</text:p><text:p text:style-name="LabelsGua">Texas Instruments</text:p></draw:text-box></draw:frame></text:p>
      <text:p text:style-name="Standard"><draw:frame draw:style-name="fr1" draw:name="Frame103" text:anchor-type="as-char" svg:width="2.5in" svg:height="1.3in" draw:z-index="102"><draw:text-box><text:p text:style-name="LabelsGua"/><text:p text:style-name="LabelsGua"/><text:p text:style-name="LabelsGua"/><text:p text:style-name="LabelsGua"/><text:p text:style-name="LabelsGua">BLACK 8 HEADER</text:p><text:p text:style-name="LabelsGua">Texas Instruments</text:p></draw:text-box></draw:frame><draw:frame draw:style-name="fr1" draw:name="Frame104" text:anchor-type="as-char" svg:width="2.5in" svg:height="1.3in" draw:z-index="103"><draw:text-box><text:p text:style-name="LabelsGua"/><text:p text:style-name="LabelsGua"/><text:p text:style-name="LabelsGua"/><text:p text:style-name="LabelsGua"/><text:p text:style-name="LabelsGua">BLACK 8 HEADER LONG</text:p><text:p text:style-name="LabelsGua">Texas Instruments</text:p></draw:text-box></draw:frame><draw:frame draw:style-name="fr1" draw:name="Frame105" text:anchor-type="as-char" svg:width="2.5in" svg:height="1.3in" draw:z-index="104"><draw:text-box><text:p text:style-name="LabelsGua"/><text:p text:style-name="LabelsGua"/><text:p text:style-name="LabelsGua"/><text:p text:style-name="LabelsGua"/><text:p text:style-name="LabelsGua">BLACK JUMPER 2</text:p><text:p text:style-name="LabelsGua">Shenzen</text:p></draw:text-box></draw:frame></text:p>
      <text:p text:style-name="Standard"><draw:frame draw:style-name="fr1" draw:name="Frame106" text:anchor-type="as-char" svg:width="2.5in" svg:height="1.3in" draw:z-index="105"><draw:text-box><text:p text:style-name="LabelsGua"/><text:p text:style-name="LabelsGua"/><text:p text:style-name="LabelsGua"/><text:p text:style-name="LabelsGua"/><text:p text:style-name="LabelsGua">BLUE 8 HEADER</text:p><text:p text:style-name="LabelsGua">Texas Instruments </text:p></draw:text-box></draw:frame><draw:frame draw:style-name="fr1" draw:name="Frame107" text:anchor-type="as-char" svg:width="2.5in" svg:height="1.3in" draw:z-index="106"><draw:text-box><text:p text:style-name="LabelsGua"/><text:p text:style-name="LabelsGua"/><text:p text:style-name="LabelsGua"/><text:p text:style-name="LabelsGua"/><text:p text:style-name="LabelsGua">BLUE JUMPER 2</text:p><text:p text:style-name="LabelsGua">Texas Instruments</text:p></draw:text-box></draw:frame><draw:frame draw:style-name="fr1" draw:name="Frame108" text:anchor-type="as-char" svg:width="2.5in" svg:height="1.3in" draw:z-index="107"><draw:text-box><text:p text:style-name="LabelsGua"/><text:p text:style-name="LabelsGua"/><text:p text:style-name="LabelsGua"/><text:p text:style-name="LabelsGua"/><text:p text:style-name="LabelsGua">CD4018</text:p><text:p text:style-name="LabelsGua">STMicroelectronics</text:p></draw:text-box></draw:frame></text:p>
      <text:p text:style-name="Standard"><draw:frame draw:style-name="fr1" draw:name="Frame97" text:anchor-type="as-char" svg:width="2.5in" svg:height="1.3in" draw:z-index="96"><draw:text-box><text:p text:style-name="LabelsGua"/><text:p text:style-name="LabelsGua"/><text:p text:style-name="LabelsGua"/><text:p text:style-name="LabelsGua"/><text:p text:style-name="LabelsGua">CD4049</text:p><text:p text:style-name="LabelsGua">STMicroelectronics</text:p></draw:text-box></draw:frame><draw:frame draw:style-name="fr1" draw:name="Frame98" text:anchor-type="as-char" svg:width="2.5in" svg:height="1.3in" draw:z-index="97"><draw:text-box><text:p text:style-name="LabelsGua"/><text:p text:style-name="LabelsGua"/><text:p text:style-name="LabelsGua"/><text:p text:style-name="LabelsGua"/><text:p text:style-name="LabelsGua">CD4051</text:p><text:p text:style-name="LabelsGua">STMicroelectronics</text:p></draw:text-box></draw:frame><draw:frame draw:style-name="fr1" draw:name="Frame99" text:anchor-type="as-char" svg:width="2.5in" svg:height="1.3in" draw:z-index="98"><draw:text-box><text:p text:style-name="LabelsGua"/><text:p text:style-name="LabelsGua"/><text:p text:style-name="LabelsGua"/><text:p text:style-name="LabelsGua"/><text:p text:style-name="LabelsGua">CD4094</text:p><text:p text:style-name="LabelsGua">STMicroelectronics</text:p></draw:text-box></draw:frame></text:p>
      <text:p text:style-name="P3"><draw:frame draw:style-name="fr1" draw:name="Frame112" text:anchor-type="as-char" svg:width="2.5in" svg:height="1.3in" draw:z-index="111"><draw:text-box><text:p text:style-name="P1"/><text:p text:style-name="P1"/><text:p text:style-name="LabelsGua"/><text:p text:style-name="LabelsGua"/><text:p text:style-name="LabelsGua">Crystal xtal 16Mhz SMD</text:p><text:p text:style-name="LabelsGua">Texas Instruments</text:p></draw:text-box></draw:frame><draw:frame draw:style-name="fr1" draw:name="Frame113" text:anchor-type="as-char" svg:width="2.5in" svg:height="1.3in" draw:z-index="112"><draw:text-box><text:p text:style-name="LabelsGua"/><text:p text:style-name="LabelsGua"/><text:p text:style-name="LabelsGua"/><text:p text:style-name="LabelsGua"/><text:p text:style-name="LabelsGua">Crystal Xtal 32.768Khz</text:p><text:p text:style-name="LabelsGua">Texas Instruments</text:p></draw:text-box></draw:frame><draw:frame draw:style-name="fr1" draw:name="Frame114" text:anchor-type="as-char" svg:width="2.5in" svg:height="1.3in" draw:z-index="113"><draw:text-box><text:p text:style-name="LabelsGua"/><text:p text:style-name="LabelsGua"/><text:p text:style-name="LabelsGua"/><text:p text:style-name="LabelsGua"/><text:p text:style-name="LabelsGua">Crystal Xtal DIP 12Mhz</text:p><text:p text:style-name="LabelsGua">Texas Instruments</text:p></draw:text-box></draw:frame></text:p>
      <text:p text:style-name="Standard"><draw:frame draw:style-name="fr1" draw:name="Frame115" text:anchor-type="as-char" svg:width="2.5in" svg:height="1.3in" draw:z-index="114"><draw:text-box><text:p text:style-name="LabelsGua"/><text:p text:style-name="LabelsGua"/><text:p text:style-name="LabelsGua"/><text:p text:style-name="LabelsGua"/><text:p text:style-name="LabelsGua">Crystal Xtal DIP 16Mhz</text:p><text:p text:style-name="LabelsGua">Texas Instruments</text:p></draw:text-box></draw:frame><draw:frame draw:style-name="fr1" draw:name="Frame116" text:anchor-type="as-char" svg:width="2.5in" svg:height="1.3in" draw:z-index="115"><draw:text-box><text:p text:style-name="LabelsGua"/><text:p text:style-name="LabelsGua"/><text:p text:style-name="LabelsGua"/><text:p text:style-name="LabelsGua"/><text:p text:style-name="LabelsGua">Crystal Xtal DIP 20Mhz</text:p><text:p text:style-name="LabelsGua">Texas Instruments</text:p></draw:text-box></draw:frame><draw:frame draw:style-name="fr1" draw:name="Frame117" text:anchor-type="as-char" svg:width="2.5in" svg:height="1.3in" draw:z-index="116"><draw:text-box><text:p text:style-name="LabelsGua"/><text:p text:style-name="LabelsGua"/><text:p text:style-name="LabelsGua"/><text:p text:style-name="LabelsGua"/><text:p text:style-name="LabelsGua">Crystal Xtal SMD 12.2888Mhz</text:p><text:p text:style-name="LabelsGua">Texas Instruments</text:p></draw:text-box></draw:frame></text:p>
      <text:p text:style-name="Standard"><draw:frame draw:style-name="fr1" draw:name="Frame118" text:anchor-type="as-char" svg:width="2.5in" svg:height="1.3in" draw:z-index="117"><draw:text-box><text:p text:style-name="LabelsGua"/><text:p text:style-name="LabelsGua"/><text:p text:style-name="LabelsGua"/><text:p text:style-name="LabelsGua"/><text:p text:style-name="LabelsGua">DS1307</text:p><text:p text:style-name="LabelsGua">Texas Instruments</text:p></draw:text-box></draw:frame><draw:frame draw:style-name="fr1" draw:name="Frame119" text:anchor-type="as-char" svg:width="2.5in" svg:height="1.3in" draw:z-index="118"><draw:text-box><text:p text:style-name="LabelsGua"/><text:p text:style-name="LabelsGua"/><text:p text:style-name="LabelsGua"/><text:p text:style-name="LabelsGua"/><text:p text:style-name="LabelsGua">DS2401</text:p><text:p text:style-name="LabelsGua">Maxim</text:p></draw:text-box></draw:frame><draw:frame draw:style-name="fr1" draw:name="Frame120" text:anchor-type="as-char" svg:width="2.5in" svg:height="1.3in" draw:z-index="119"><draw:text-box><text:p text:style-name="LabelsGua"/><text:p text:style-name="LabelsGua"/><text:p text:style-name="LabelsGua"/><text:p text:style-name="LabelsGua"/><text:p text:style-name="LabelsGua">FZT751QTA</text:p><text:p text:style-name="LabelsGua">Diodes Incorporated</text:p></draw:text-box></draw:frame></text:p>
      <text:p text:style-name="Standard"><draw:frame draw:style-name="fr1" draw:name="Frame109" text:anchor-type="as-char" svg:width="2.5in" svg:height="1.3in" draw:z-index="108"><draw:text-box><text:p text:style-name="LabelsGua"/><text:p text:style-name="LabelsGua"/><text:p text:style-name="LabelsGua"/><text:p text:style-name="LabelsGua"/><text:p text:style-name="LabelsGua">GREEN JUMPER 2</text:p><text:p text:style-name="LabelsGua">Texas Instruments</text:p></draw:text-box></draw:frame><draw:frame draw:style-name="fr1" draw:name="Frame110" text:anchor-type="as-char" svg:width="2.5in" svg:height="1.3in" draw:z-index="109"><draw:text-box><text:p text:style-name="LabelsGua"/><text:p text:style-name="LabelsGua"/><text:p text:style-name="LabelsGua"/><text:p text:style-name="LabelsGua"/><text:p text:style-name="LabelsGua">ISO7240</text:p><text:p text:style-name="LabelsGua">Texas Instruments</text:p></draw:text-box></draw:frame><draw:frame draw:style-name="fr1" draw:name="Frame111" text:anchor-type="as-char" svg:width="2.5in" svg:height="1.3in" draw:z-index="110"><draw:text-box><text:p text:style-name="LabelsGua"/><text:p text:style-name="LabelsGua"/><text:p text:style-name="LabelsGua"/><text:p text:style-name="LabelsGua"/><text:p text:style-name="LabelsGua">J201</text:p><text:p text:style-name="LabelsGua">InterFET</text:p></draw:text-box></draw:frame></text:p>
      <text:p text:style-name="P3"><draw:frame draw:style-name="fr1" draw:name="Frame124" text:anchor-type="as-char" svg:width="2.5in" svg:height="1.3in" draw:z-index="123"><draw:text-box><text:p text:style-name="P1"/><text:p text:style-name="P1"/><text:p text:style-name="LabelsGua"/><text:p text:style-name="LabelsGua"/><text:p text:style-name="LabelsGua">KBP208G</text:p><text:p text:style-name="LabelsGua">Diodes Incorporated</text:p></draw:text-box></draw:frame><draw:frame draw:style-name="fr1" draw:name="Frame125" text:anchor-type="as-char" svg:width="2.5in" svg:height="1.3in" draw:z-index="124"><draw:text-box><text:p text:style-name="LabelsGua"/><text:p text:style-name="LabelsGua"/><text:p text:style-name="LabelsGua"/><text:p text:style-name="LabelsGua"/><text:p text:style-name="LabelsGua">KBPC15005W</text:p><text:p text:style-name="LabelsGua">GeneSiC Semiconductor</text:p></draw:text-box></draw:frame><draw:frame draw:style-name="fr1" draw:name="Frame126" text:anchor-type="as-char" svg:width="2.5in" svg:height="1.3in" draw:z-index="125"><draw:text-box><text:p text:style-name="LabelsGua"/><text:p text:style-name="LabelsGua"/><text:p text:style-name="LabelsGua"/><text:p text:style-name="LabelsGua"/><text:p text:style-name="LabelsGua">L7805CV</text:p><text:p text:style-name="LabelsGua">STMicroelectronics</text:p></draw:text-box></draw:frame></text:p>
      <text:p text:style-name="Standard"><draw:frame draw:style-name="fr1" draw:name="Frame127" text:anchor-type="as-char" svg:width="2.5in" svg:height="1.3in" draw:z-index="126"><draw:text-box><text:p text:style-name="LabelsGua"/><text:p text:style-name="LabelsGua"/><text:p text:style-name="LabelsGua"/><text:p text:style-name="LabelsGua"/><text:p text:style-name="LabelsGua">L7808ACV</text:p><text:p text:style-name="LabelsGua">STMicroelectronics</text:p></draw:text-box></draw:frame><draw:frame draw:style-name="fr1" draw:name="Frame128" text:anchor-type="as-char" svg:width="2.5in" svg:height="1.3in" draw:z-index="127"><draw:text-box><text:p text:style-name="LabelsGua"/><text:p text:style-name="LabelsGua"/><text:p text:style-name="LabelsGua"/><text:p text:style-name="LabelsGua"/><text:p text:style-name="LabelsGua">L7812CV</text:p><text:p text:style-name="LabelsGua">STMicroelectronics</text:p></draw:text-box></draw:frame><draw:frame draw:style-name="fr1" draw:name="Frame129" text:anchor-type="as-char" svg:width="2.5in" svg:height="1.3in" draw:z-index="128"><draw:text-box><text:p text:style-name="LabelsGua"/><text:p text:style-name="LabelsGua"/><text:p text:style-name="LabelsGua"/><text:p text:style-name="LabelsGua"/><text:p text:style-name="LabelsGua">L7815CV-DG</text:p><text:p text:style-name="LabelsGua">STMicroelectronics</text:p></draw:text-box></draw:frame></text:p>
      <text:p text:style-name="Standard"><draw:frame draw:style-name="fr1" draw:name="Frame130" text:anchor-type="as-char" svg:width="2.5in" svg:height="1.3in" draw:z-index="129"><draw:text-box><text:p text:style-name="LabelsGua"/><text:p text:style-name="LabelsGua"/><text:p text:style-name="LabelsGua"/><text:p text:style-name="LabelsGua"/><text:p text:style-name="LabelsGua">L7912</text:p><text:p text:style-name="LabelsGua">Texas Instruments</text:p></draw:text-box></draw:frame><draw:frame draw:style-name="fr1" draw:name="Frame131" text:anchor-type="as-char" svg:width="2.5in" svg:height="1.3in" draw:z-index="130"><draw:text-box><text:p text:style-name="LabelsGua"/><text:p text:style-name="LabelsGua"/><text:p text:style-name="LabelsGua"/><text:p text:style-name="LabelsGua"/><text:p text:style-name="LabelsGua">L7915ACV-DG</text:p><text:p text:style-name="LabelsGua">STMicroelectronics</text:p></draw:text-box></draw:frame><draw:frame draw:style-name="fr1" draw:name="Frame132" text:anchor-type="as-char" svg:width="2.5in" svg:height="1.3in" draw:z-index="131"><draw:text-box><text:p text:style-name="LabelsGua"/><text:p text:style-name="LabelsGua"/><text:p text:style-name="LabelsGua"/><text:p text:style-name="LabelsGua"/><text:p text:style-name="LabelsGua">LA4100</text:p><text:p text:style-name="LabelsGua">Sanyo</text:p></draw:text-box></draw:frame></text:p>
      <text:p text:style-name="Standard"><draw:frame draw:style-name="fr1" draw:name="Frame121" text:anchor-type="as-char" svg:width="2.5in" svg:height="1.3in" draw:z-index="120"><draw:text-box><text:p text:style-name="LabelsGua"/><text:p text:style-name="LabelsGua"/><text:p text:style-name="LabelsGua"/><text:p text:style-name="LabelsGua"/><text:p text:style-name="LabelsGua">LDL1117S33R</text:p><text:p text:style-name="LabelsGua">STMicroelectronics</text:p></draw:text-box></draw:frame><draw:frame draw:style-name="fr1" draw:name="Frame122" text:anchor-type="as-char" svg:width="2.5in" svg:height="1.3in" draw:z-index="121"><draw:text-box><text:p text:style-name="LabelsGua"/><text:p text:style-name="LabelsGua"/><text:p text:style-name="LabelsGua"/><text:p text:style-name="LabelsGua"/><text:p text:style-name="LabelsGua">LDL1117S50R</text:p><text:p text:style-name="LabelsGua">STMicroelectronics</text:p></draw:text-box></draw:frame><draw:frame draw:style-name="fr1" draw:name="Frame123" text:anchor-type="as-char" svg:width="2.5in" svg:height="1.3in" draw:z-index="122"><draw:text-box><text:p text:style-name="LabelsGua"/><text:p text:style-name="LabelsGua"/><text:p text:style-name="LabelsGua"/><text:p text:style-name="LabelsGua"/><text:p text:style-name="LabelsGua">LED Holder 3mm</text:p><text:p text:style-name="LabelsGua">Shenzen</text:p></draw:text-box></draw:frame></text:p>
      <text:p text:style-name="P3"><draw:frame draw:style-name="fr1" draw:name="Frame136" text:anchor-type="as-char" svg:width="2.5in" svg:height="1.3in" draw:z-index="135"><draw:text-box><text:p text:style-name="P1"/><text:p text:style-name="P1"/><text:p text:style-name="LabelsGua"/><text:p text:style-name="LabelsGua"/><text:p text:style-name="LabelsGua">LF353</text:p><text:p text:style-name="LabelsGua">Texas Instruments</text:p></draw:text-box></draw:frame><draw:frame draw:style-name="fr1" draw:name="Frame137" text:anchor-type="as-char" svg:width="2.5in" svg:height="1.3in" draw:z-index="136"><draw:text-box><text:p text:style-name="LabelsGua"/><text:p text:style-name="LabelsGua"/><text:p text:style-name="LabelsGua"/><text:p text:style-name="LabelsGua"/><text:p text:style-name="LabelsGua">LF356</text:p><text:p text:style-name="LabelsGua">Texas Instruments</text:p></draw:text-box></draw:frame><draw:frame draw:style-name="fr1" draw:name="Frame138" text:anchor-type="as-char" svg:width="2.5in" svg:height="1.3in" draw:z-index="137"><draw:text-box><text:p text:style-name="LabelsGua"/><text:p text:style-name="LabelsGua"/><text:p text:style-name="LabelsGua"/><text:p text:style-name="LabelsGua"/><text:p text:style-name="LabelsGua">LF357 Original</text:p><text:p text:style-name="LabelsGua">National</text:p></draw:text-box></draw:frame></text:p>
      <text:p text:style-name="Standard"><draw:frame draw:style-name="fr1" draw:name="Frame139" text:anchor-type="as-char" svg:width="2.5in" svg:height="1.3in" draw:z-index="138"><draw:text-box><text:p text:style-name="LabelsGua"/><text:p text:style-name="LabelsGua"/><text:p text:style-name="LabelsGua"/><text:p text:style-name="LabelsGua"/><text:p text:style-name="LabelsGua">LM317</text:p><text:p text:style-name="LabelsGua">Texas Instruments</text:p></draw:text-box></draw:frame><draw:frame draw:style-name="fr1" draw:name="Frame140" text:anchor-type="as-char" svg:width="2.5in" svg:height="1.3in" draw:z-index="139"><draw:text-box><text:p text:style-name="LabelsGua"/><text:p text:style-name="LabelsGua"/><text:p text:style-name="LabelsGua"/><text:p text:style-name="LabelsGua"/><text:p text:style-name="LabelsGua">LM324UA</text:p><text:p text:style-name="LabelsGua">Texas Instruments</text:p></draw:text-box></draw:frame><draw:frame draw:style-name="fr1" draw:name="Frame141" text:anchor-type="as-char" svg:width="2.5in" svg:height="1.3in" draw:z-index="140"><draw:text-box><text:p text:style-name="LabelsGua"/><text:p text:style-name="LabelsGua"/><text:p text:style-name="LabelsGua"/><text:p text:style-name="LabelsGua"/><text:p text:style-name="LabelsGua">LM358</text:p><text:p text:style-name="LabelsGua">Texas Instruments</text:p></draw:text-box></draw:frame></text:p>
      <text:p text:style-name="Standard"><draw:frame draw:style-name="fr1" draw:name="Frame142" text:anchor-type="as-char" svg:width="2.5in" svg:height="1.3in" draw:z-index="141"><draw:text-box><text:p text:style-name="LabelsGua"/><text:p text:style-name="LabelsGua"/><text:p text:style-name="LabelsGua"/><text:p text:style-name="LabelsGua"/><text:p text:style-name="LabelsGua">MAX7219</text:p><text:p text:style-name="LabelsGua">Maxim</text:p></draw:text-box></draw:frame><draw:frame draw:style-name="fr1" draw:name="Frame143" text:anchor-type="as-char" svg:width="2.5in" svg:height="1.3in" draw:z-index="142"><draw:text-box><text:p text:style-name="LabelsGua"/><text:p text:style-name="LabelsGua"/><text:p text:style-name="LabelsGua"/><text:p text:style-name="LabelsGua"/><text:p text:style-name="LabelsGua">MC1401</text:p><text:p text:style-name="LabelsGua">STMicroelectronics</text:p></draw:text-box></draw:frame><draw:frame draw:style-name="fr1" draw:name="Frame144" text:anchor-type="as-char" svg:width="2.5in" svg:height="1.3in" draw:z-index="143"><draw:text-box><text:p text:style-name="LabelsGua"/><text:p text:style-name="LabelsGua"/><text:p text:style-name="LabelsGua"/><text:p text:style-name="LabelsGua"/><text:p text:style-name="LabelsGua">MCP42100</text:p><text:p text:style-name="LabelsGua">Shenzen</text:p></draw:text-box></draw:frame></text:p>
      <text:p text:style-name="Standard"><draw:frame draw:style-name="fr1" draw:name="Frame133" text:anchor-type="as-char" svg:width="2.5in" svg:height="1.3in" draw:z-index="132"><draw:text-box><text:p text:style-name="LabelsGua"/><text:p text:style-name="LabelsGua"/><text:p text:style-name="LabelsGua"/><text:p text:style-name="LabelsGua"/><text:p text:style-name="LabelsGua">MMK 500pf 2x 5n6 2x</text:p><text:p text:style-name="LabelsGua">Rifa</text:p></draw:text-box></draw:frame><draw:frame draw:style-name="fr1" draw:name="Frame134" text:anchor-type="as-char" svg:width="2.5in" svg:height="1.3in" draw:z-index="133"><draw:text-box><text:p text:style-name="LabelsGua"/><text:p text:style-name="LabelsGua"/><text:p text:style-name="LabelsGua"/><text:p text:style-name="LabelsGua"/><text:p text:style-name="LabelsGua">MOC306</text:p><text:p text:style-name="LabelsGua">Shenzen</text:p></draw:text-box></draw:frame><draw:frame draw:style-name="fr1" draw:name="Frame135" text:anchor-type="as-char" svg:width="2.5in" svg:height="1.3in" draw:z-index="134"><draw:text-box><text:p text:style-name="LabelsGua"/><text:p text:style-name="LabelsGua"/><text:p text:style-name="LabelsGua"/><text:p text:style-name="LabelsGua"/><text:p text:style-name="LabelsGua">NE555P</text:p><text:p text:style-name="LabelsGua">Texas Instruments</text:p></draw:text-box></draw:frame></text:p>
      <text:p text:style-name="P3"><draw:frame draw:style-name="fr1" draw:name="Frame148" text:anchor-type="as-char" svg:width="2.5in" svg:height="1.3in" draw:z-index="147"><draw:text-box><text:p text:style-name="P1"/><text:p text:style-name="P1"/><text:p text:style-name="LabelsGua"/><text:p text:style-name="LabelsGua"/><text:p text:style-name="LabelsGua">OPA2134 DIP8</text:p><text:p text:style-name="LabelsGua">Texas Instruments</text:p></draw:text-box></draw:frame><draw:frame draw:style-name="fr1" draw:name="Frame149" text:anchor-type="as-char" svg:width="2.5in" svg:height="1.3in" draw:z-index="148"><draw:text-box><text:p text:style-name="LabelsGua"/><text:p text:style-name="LabelsGua"/><text:p text:style-name="LabelsGua"/><text:p text:style-name="LabelsGua"/><text:p text:style-name="LabelsGua">OPA2134 SOP8</text:p><text:p text:style-name="LabelsGua">Texas Instruments</text:p></draw:text-box></draw:frame><draw:frame draw:style-name="fr1" draw:name="Frame150" text:anchor-type="as-char" svg:width="2.5in" svg:height="1.3in" draw:z-index="149"><draw:text-box><text:p text:style-name="LabelsGua"/><text:p text:style-name="LabelsGua"/><text:p text:style-name="LabelsGua"/><text:p text:style-name="LabelsGua"/><text:p text:style-name="LabelsGua">OPA2604 DIP8</text:p><text:p text:style-name="LabelsGua">Texas Instruments</text:p></draw:text-box></draw:frame></text:p>
      <text:p text:style-name="Standard"><draw:frame draw:style-name="fr1" draw:name="Frame151" text:anchor-type="as-char" svg:width="2.5in" svg:height="1.3in" draw:z-index="150"><draw:text-box><text:p text:style-name="LabelsGua"/><text:p text:style-name="LabelsGua"/><text:p text:style-name="LabelsGua"/><text:p text:style-name="LabelsGua"/><text:p text:style-name="LabelsGua">OPA4134</text:p><text:p text:style-name="LabelsGua">Analog Devices Inc.</text:p></draw:text-box></draw:frame><draw:frame draw:style-name="fr1" draw:name="Frame152" text:anchor-type="as-char" svg:width="2.5in" svg:height="1.3in" draw:z-index="151"><draw:text-box><text:p text:style-name="LabelsGua"/><text:p text:style-name="LabelsGua"/><text:p text:style-name="LabelsGua"/><text:p text:style-name="LabelsGua"/><text:p text:style-name="LabelsGua">PCM2706CPJTR</text:p><text:p text:style-name="LabelsGua">Texas Instruments</text:p></draw:text-box></draw:frame><draw:frame draw:style-name="fr1" draw:name="Frame153" text:anchor-type="as-char" svg:width="2.5in" svg:height="1.3in" draw:z-index="152"><draw:text-box><text:p text:style-name="LabelsGua"/><text:p text:style-name="LabelsGua"/><text:p text:style-name="LabelsGua"/><text:p text:style-name="LabelsGua"/><text:p text:style-name="LabelsGua">PCM5102PWR</text:p><text:p text:style-name="LabelsGua">Texas Instruments</text:p></draw:text-box></draw:frame></text:p>
      <text:p text:style-name="Standard"><draw:frame draw:style-name="fr1" draw:name="Frame154" text:anchor-type="as-char" svg:width="2.5in" svg:height="1.3in" draw:z-index="153"><draw:text-box><text:p text:style-name="LabelsGua"/><text:p text:style-name="LabelsGua"/><text:p text:style-name="LabelsGua"/><text:p text:style-name="LabelsGua"/><text:p text:style-name="LabelsGua">PT2314</text:p><text:p text:style-name="LabelsGua">Princeton</text:p></draw:text-box></draw:frame><draw:frame draw:style-name="fr1" draw:name="Frame155" text:anchor-type="as-char" svg:width="2.5in" svg:height="1.3in" draw:z-index="154"><draw:text-box><text:p text:style-name="LabelsGua"/><text:p text:style-name="LabelsGua"/><text:p text:style-name="LabelsGua"/><text:p text:style-name="LabelsGua"/><text:p text:style-name="LabelsGua">PT2399</text:p><text:p text:style-name="LabelsGua">Princeton</text:p></draw:text-box></draw:frame><draw:frame draw:style-name="fr1" draw:name="Frame156" text:anchor-type="as-char" svg:width="2.5in" svg:height="1.3in" draw:z-index="155"><draw:text-box><text:p text:style-name="LabelsGua"/><text:p text:style-name="LabelsGua"/><text:p text:style-name="LabelsGua"/><text:p text:style-name="LabelsGua"/><text:p text:style-name="LabelsGua">RED JUMPER 2</text:p><text:p text:style-name="LabelsGua">Texas Instruments</text:p></draw:text-box></draw:frame></text:p>
      <text:p text:style-name="Standard"><draw:frame draw:style-name="fr1" draw:name="Frame145" text:anchor-type="as-char" svg:width="2.5in" svg:height="1.3in" draw:z-index="144"><draw:text-box><text:p text:style-name="LabelsGua"/><text:p text:style-name="LabelsGua"/><text:p text:style-name="LabelsGua"/><text:p text:style-name="LabelsGua"/><text:p text:style-name="LabelsGua">Riva evox 150pf</text:p><text:p text:style-name="LabelsGua">Rifa</text:p></draw:text-box></draw:frame><draw:frame draw:style-name="fr1" draw:name="Frame146" text:anchor-type="as-char" svg:width="2.5in" svg:height="1.3in" draw:z-index="145"><draw:text-box><text:p text:style-name="LabelsGua"/><text:p text:style-name="LabelsGua"/><text:p text:style-name="LabelsGua"/><text:p text:style-name="LabelsGua"/><text:p text:style-name="LabelsGua">Riva evox 3n3</text:p><text:p text:style-name="LabelsGua">Rifa</text:p></draw:text-box></draw:frame><draw:frame draw:style-name="fr1" draw:name="Frame147" text:anchor-type="as-char" svg:width="2.5in" svg:height="1.3in" draw:z-index="146"><draw:text-box><text:p text:style-name="LabelsGua"/><text:p text:style-name="LabelsGua"/><text:p text:style-name="LabelsGua"/><text:p text:style-name="LabelsGua"/><text:p text:style-name="LabelsGua">Riva evox 470pf</text:p><text:p text:style-name="LabelsGua">Rifa</text:p></draw:text-box></draw:frame></text:p>
      <text:p text:style-name="P3"><draw:frame draw:style-name="fr1" draw:name="Frame160" text:anchor-type="as-char" svg:width="2.5in" svg:height="1.3in" draw:z-index="159"><draw:text-box><text:p text:style-name="P1"/><text:p text:style-name="P1"/><text:p text:style-name="LabelsGua"/><text:p text:style-name="LabelsGua"/><text:p text:style-name="LabelsGua">Schottky diode SMD</text:p><text:p text:style-name="LabelsGua">Shenzen</text:p></draw:text-box></draw:frame><draw:frame draw:style-name="fr1" draw:name="Frame161" text:anchor-type="as-char" svg:width="2.5in" svg:height="1.3in" draw:z-index="160"><draw:text-box><text:p text:style-name="LabelsGua"/><text:p text:style-name="LabelsGua"/><text:p text:style-name="LabelsGua"/><text:p text:style-name="LabelsGua"/><text:p text:style-name="LabelsGua">TDA1543 NOS</text:p><text:p text:style-name="LabelsGua">Phillips</text:p></draw:text-box></draw:frame><draw:frame draw:style-name="fr1" draw:name="Frame162" text:anchor-type="as-char" svg:width="2.5in" svg:height="1.3in" draw:z-index="161"><draw:text-box><text:p text:style-name="LabelsGua"/><text:p text:style-name="LabelsGua"/><text:p text:style-name="LabelsGua"/><text:p text:style-name="LabelsGua"/><text:p text:style-name="LabelsGua">TDA2050</text:p><text:p text:style-name="LabelsGua">Analog Devices Inc.</text:p></draw:text-box></draw:frame></text:p>
      <text:p text:style-name="Standard"><draw:frame draw:style-name="fr1" draw:name="Frame163" text:anchor-type="as-char" svg:width="2.5in" svg:height="1.3in" draw:z-index="162"><draw:text-box><text:p text:style-name="LabelsGua"/><text:p text:style-name="LabelsGua"/><text:p text:style-name="LabelsGua"/><text:p text:style-name="LabelsGua"/><text:p text:style-name="LabelsGua">TIP2955G</text:p><text:p text:style-name="LabelsGua">ON Semiconductor</text:p></draw:text-box></draw:frame><draw:frame draw:style-name="fr1" draw:name="Frame164" text:anchor-type="as-char" svg:width="2.5in" svg:height="1.3in" draw:z-index="163"><draw:text-box><text:p text:style-name="LabelsGua"/><text:p text:style-name="LabelsGua"/><text:p text:style-name="LabelsGua"/><text:p text:style-name="LabelsGua"/><text:p text:style-name="LabelsGua">TIP3055G</text:p><text:p text:style-name="LabelsGua">ON Semiconductor</text:p></draw:text-box></draw:frame><draw:frame draw:style-name="fr1" draw:name="Frame165" text:anchor-type="as-char" svg:width="2.5in" svg:height="1.3in" draw:z-index="164"><draw:text-box><text:p text:style-name="LabelsGua"/><text:p text:style-name="LabelsGua"/><text:p text:style-name="LabelsGua"/><text:p text:style-name="LabelsGua"/><text:p text:style-name="LabelsGua">TIP35C</text:p><text:p text:style-name="LabelsGua">STMicroelectronics</text:p></draw:text-box></draw:frame></text:p>
      <text:p text:style-name="Standard"><draw:frame draw:style-name="fr1" draw:name="Frame166" text:anchor-type="as-char" svg:width="2.5in" svg:height="1.3in" draw:z-index="165"><draw:text-box><text:p text:style-name="LabelsGua"/><text:p text:style-name="LabelsGua"/><text:p text:style-name="LabelsGua"/><text:p text:style-name="LabelsGua"/><text:p text:style-name="LabelsGua">TIP36CG</text:p><text:p text:style-name="LabelsGua">ON Semiconductor</text:p></draw:text-box></draw:frame><draw:frame draw:style-name="fr1" draw:name="Frame167" text:anchor-type="as-char" svg:width="2.5in" svg:height="1.3in" draw:z-index="166"><draw:text-box><text:p text:style-name="LabelsGua"/><text:p text:style-name="LabelsGua"/><text:p text:style-name="LabelsGua"/><text:p text:style-name="LabelsGua"/><text:p text:style-name="LabelsGua">TL071</text:p><text:p text:style-name="LabelsGua">Texas Instruments</text:p></draw:text-box></draw:frame><draw:frame draw:style-name="fr1" draw:name="Frame168" text:anchor-type="as-char" svg:width="2.5in" svg:height="1.3in" draw:z-index="167"><draw:text-box><text:p text:style-name="LabelsGua"/><text:p text:style-name="LabelsGua"/><text:p text:style-name="LabelsGua"/><text:p text:style-name="LabelsGua"/><text:p text:style-name="LabelsGua">TL074</text:p><text:p text:style-name="LabelsGua">Texas Instruments</text:p></draw:text-box></draw:frame></text:p>
      <text:p text:style-name="Standard"><draw:frame draw:style-name="fr1" draw:name="Frame157" text:anchor-type="as-char" svg:width="2.5in" svg:height="1.3in" draw:z-index="156"><draw:text-box><text:p text:style-name="LabelsGua"/><text:p text:style-name="LabelsGua"/><text:p text:style-name="LabelsGua"/><text:p text:style-name="LabelsGua"/><text:p text:style-name="LabelsGua">TL082</text:p><text:p text:style-name="LabelsGua">Texas Instruments</text:p></draw:text-box></draw:frame><draw:frame draw:style-name="fr1" draw:name="Frame158" text:anchor-type="as-char" svg:width="2.5in" svg:height="1.3in" draw:z-index="157"><draw:text-box><text:p text:style-name="LabelsGua"/><text:p text:style-name="LabelsGua"/><text:p text:style-name="LabelsGua"/><text:p text:style-name="LabelsGua"/><text:p text:style-name="LabelsGua">YELLOW 8 HEADER</text:p><text:p text:style-name="LabelsGua">Texas instruments </text:p></draw:text-box></draw:frame><draw:frame draw:style-name="fr1" draw:name="Frame159" text:anchor-type="as-char" svg:width="2.5in" svg:height="1.3in" draw:z-index="158"><draw:text-box><text:p text:style-name="LabelsGua"/><text:p text:style-name="LabelsGua"/><text:p text:style-name="LabelsGua"/><text:p text:style-name="LabelsGua"/><text:p text:style-name="LabelsGua">YELLOW JUMPER 2</text:p><text:p text:style-name="LabelsGua">Texas Instrument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LabelsGua" style:family="paragraph" style:parent-style-name="Standard" style:class="extra">
      <style:paragraph-properties fo:text-align="center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Labels" style:family="graphic" style:auto-update="true">
      <style:graphic-properties svg:width="2.5in" svg:height="1.3in" text:anchor-type="as-char" svg:y="0in" fo:margin-left="0in" fo:margin-right="0.1in" fo:margin-top="0in" fo:margin-bottom="0.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6in" style:num-format="" style:print-orientation="landscape" fo:margin-top="0.3in" fo:margin-bottom="0.0075in" fo:margin-left="0.1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7-17T11:43:27.74</dc:date>
    <dc:creator>Hardiyanto </dc:creator>
    <meta:editing-duration>PT12M42S</meta:editing-duration>
    <meta:editing-cycles>2</meta:editing-cycles>
    <meta:generator>OpenOffice/4.1.4$Win32 OpenOffice.org_project/414m5$Build-9788</meta:generator>
    <meta:printed-by>Hardiyanto </meta:printed-by>
    <meta:print-date>2019-07-17T11:37:34.07</meta:print-date>
    <meta:document-statistic meta:table-count="0" meta:image-count="0" meta:object-count="0" meta:page-count="27" meta:paragraph-count="392" meta:word-count="667" meta:character-count="4377"/>
  </office:meta>
</office:document-meta>
</file>